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Contents_20_Heading">
      <style:paragraph-properties fo:margin-left="0cm" fo:margin-top="0.423cm" fo:margin-bottom="0cm" style:contextual-spacing="false" fo:text-indent="0cm" style:auto-text-indent="false"/>
    </style:style>
    <style:style style:name="P2" style:family="paragraph" style:parent-style-name="Contents_20_1">
      <style:paragraph-properties>
        <style:tab-stops>
          <style:tab-stop style:position="0.776cm"/>
          <style:tab-stop style:position="15.984cm" style:type="right" style:leader-style="dotted" style:leader-text="."/>
        </style:tab-stops>
      </style:paragraph-properties>
    </style:style>
    <style:style style:name="P3" style:family="paragraph" style:parent-style-name="Contents_20_2">
      <style:paragraph-properties>
        <style:tab-stops>
          <style:tab-stop style:position="1.552cm"/>
          <style:tab-stop style:position="15.984cm" style:type="right" style:leader-style="dotted" style:leader-text="."/>
        </style:tab-stops>
      </style:paragraph-properties>
    </style:style>
    <style:style style:name="P4" style:family="paragraph" style:parent-style-name="Contents_20_3">
      <style:paragraph-properties>
        <style:tab-stops>
          <style:tab-stop style:position="2.328cm"/>
          <style:tab-stop style:position="15.984cm" style:type="right" style:leader-style="dotted" style:leader-text="."/>
        </style:tab-stops>
      </style:paragraph-properties>
    </style:style>
    <style:style style:name="P5" style:family="paragraph" style:parent-style-name="Standard">
      <style:text-properties fo:language="en" fo:country="US"/>
    </style:style>
    <style:style style:name="P6" style:family="paragraph" style:parent-style-name="List_20_Paragraph" style:list-style-name="WWNum5"/>
    <style:style style:name="P7" style:family="paragraph" style:parent-style-name="List_20_Paragraph" style:list-style-name="WWNum6"/>
    <style:style style:name="P8" style:family="paragraph" style:parent-style-name="List_20_Paragraph" style:list-style-name="WWNum4"/>
    <style:style style:name="P9" style:family="paragraph">
      <loext:graphic-properties draw:fill="none"/>
      <style:paragraph-properties fo:text-align="start"/>
      <style:text-properties fo:font-size="11pt"/>
    </style:style>
    <style:style style:name="P10" style:family="paragraph">
      <loext:graphic-properties draw:fill="gradient" draw:fill-gradient-name="Gradient_20_1"/>
      <style:paragraph-properties fo:text-align="start"/>
      <style:text-properties fo:font-size="11pt"/>
    </style:style>
    <style:style style:name="P11" style:family="paragraph" style:parent-style-name="Standard">
      <style:paragraph-properties fo:margin-top="0cm" fo:margin-bottom="0.353cm" style:contextual-spacing="false" fo:text-align="center" style:justify-single-word="false"/>
    </style:style>
    <style:style style:name="P12" style:family="paragraph">
      <loext:graphic-properties draw:fill="solid" draw:fill-color="#ffffff"/>
      <style:paragraph-properties fo:text-align="start"/>
    </style:style>
    <style:style style:name="P13" style:family="paragraph" style:parent-style-name="Standard">
      <style:paragraph-properties fo:margin-top="0cm" fo:margin-bottom="0.353cm" style:contextual-spacing="false"/>
    </style:style>
    <style:style style:name="P14" style:family="paragraph">
      <loext:graphic-properties draw:fill="none"/>
      <style:paragraph-properties fo:text-align="start"/>
    </style:style>
    <style:style style:name="P15" style:family="paragraph" style:parent-style-name="List_20_Paragraph" style:list-style-name="WWNum3"/>
    <style:style style:name="P16" style:family="paragraph" style:parent-style-name="List_20_Paragraph" style:list-style-name="WWNum2"/>
    <style:style style:name="P17" style:family="paragraph" style:parent-style-name="Standard">
      <style:text-properties officeooo:paragraph-rsid="00056d50"/>
    </style:style>
    <style:style style:name="P18" style:family="paragraph" style:parent-style-name="Standard">
      <style:paragraph-properties fo:margin-top="0cm" fo:margin-bottom="0.353cm" style:contextual-spacing="false"/>
      <style:text-properties fo:language="en" fo:country="US"/>
    </style:style>
    <style:style style:name="T1" style:family="text">
      <style:text-properties style:font-name-asian="F" style:language-asian="nl" style:country-asian="NL"/>
    </style:style>
    <style:style style:name="T2" style:family="text">
      <style:text-properties fo:language="en" fo:country="US" text:display="true"/>
    </style:style>
    <style:style style:name="T3" style:family="text">
      <style:text-properties fo:language="en" fo:country="US"/>
    </style:style>
    <style:style style:name="T4" style:family="text">
      <style:text-properties text:display="true"/>
    </style:style>
    <style:style style:name="T5" style:family="text">
      <style:text-properties fo:language="en" fo:country="US" fo:font-weight="bold" style:font-weight-asian="bold" style:font-weight-complex="bold"/>
    </style:style>
    <style:style style:name="T6" style:family="text">
      <style:text-properties fo:font-size="12pt" style:font-size-asian="12pt" style:font-size-complex="12pt"/>
    </style:style>
    <style:style style:name="T7" style:family="text">
      <style:text-properties style:font-name-asian="Calibri1"/>
    </style:style>
    <style:style style:name="T8" style:family="text">
      <style:text-properties fo:font-size="12pt" fo:font-weight="bold" style:font-size-asian="12pt" style:font-weight-asian="bold" style:font-size-complex="12pt"/>
    </style:style>
    <style:style style:name="T9" style:family="text">
      <style:text-properties fo:font-weight="bold" style:font-name-asian="Calibri1" style:font-weight-asian="bold"/>
    </style:style>
    <style:style style:name="T10" style:family="text">
      <style:text-properties fo:font-weight="bold" style:font-name-asian="Calibri1" style:font-weight-asian="bold" style:font-weight-complex="bold"/>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officeooo:rsid="00056d50" style:font-weight-asian="bold" style:font-weight-complex="bold"/>
    </style:style>
    <style:style style:name="T14" style:family="text">
      <style:text-properties fo:font-weight="normal"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officeooo:rsid="00056d50" style:font-style-asian="normal" style:font-weight-asian="bold" style:font-style-complex="normal" style:font-weight-complex="bold"/>
    </style:style>
    <style:style style:name="T19" style:family="text">
      <style:text-properties style:text-line-through-style="solid" style:text-line-through-type="single" fo:font-style="italic" fo:font-weight="normal" style:font-style-asian="italic" style:font-weight-asian="normal" style:font-style-complex="italic" style:font-weight-complex="normal"/>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25.559cm" fo:min-width="15.24cm" fo:padding-top="0cm" fo:padding-bottom="0cm" fo:padding-left="0cm" fo:padding-right="0cm" fo:wrap-option="wrap" loext:decorative="false" style:run-through="foreground"/>
    </style:style>
    <style:style style:name="gr3" style:family="graphic">
      <style:graphic-properties draw:stroke="dash" draw:stroke-dash="Long_20_Dash" svg:stroke-width="0cm" svg:stroke-color="#4a7ebb" draw:marker-end="msArrowOpenEnd_20_5_20_0" draw:marker-end-width="0.245cm" draw:marker-end-center="false" draw:fill="none" loext:fill-use-slide-background="false" draw:textarea-vertical-align="top" draw:auto-grow-height="false" fo:min-height="9.53cm" fo:min-width="3.72cm" fo:padding-top="0cm" fo:padding-bottom="0cm" fo:padding-left="0cm" fo:padding-right="0cm" fo:wrap-option="wrap" loext:decorative="false" style:run-through="foreground"/>
    </style:style>
    <style:style style:name="gr4" style:family="graphic">
      <style:graphic-properties draw:stroke="solid" svg:stroke-width="0.026cm" svg:stroke-color="#46aac4" draw:stroke-linejoin="round" svg:stroke-linecap="butt" draw:fill="gradient" draw:fill-gradient-name="Gradient_20_1" draw:textarea-vertical-align="top" draw:auto-grow-height="false" fo:min-height="1.402cm" fo:min-width="6.959cm" fo:padding-top="0cm" fo:padding-bottom="0cm" fo:padding-left="0cm" fo:padding-right="0cm" fo:wrap-option="wrap" draw:shadow="visible" draw:shadow-offset-x="0cm" draw:shadow-offset-y="0.056cm" draw:shadow-color="#000000" draw:shadow-opacity="38%" loext:shadow-blur="0.111cm" loext:decorative="false" style:run-through="foreground"/>
    </style:style>
    <style:style style:name="gr5" style:family="graphic">
      <style:graphic-properties draw:stroke="solid" svg:stroke-width="0.026cm" svg:stroke-color="#46aac4" draw:stroke-linejoin="round" svg:stroke-linecap="butt" draw:fill="gradient" draw:fill-gradient-name="Gradient_20_1" draw:textarea-vertical-align="top" draw:auto-grow-height="false" fo:min-height="4.521cm" fo:min-width="14.076cm" fo:padding-top="0cm" fo:padding-bottom="0cm" fo:padding-left="0cm" fo:padding-right="0cm" fo:wrap-option="wrap" draw:shadow="visible" draw:shadow-offset-x="0cm" draw:shadow-offset-y="0.056cm" draw:shadow-color="#000000" draw:shadow-opacity="38%" loext:shadow-blur="0.111cm" loext:decorative="false" style:run-through="foreground"/>
    </style:style>
    <style:style style:name="gr6" style:family="graphic" style:parent-style-name="Frame">
      <style:graphic-properties draw:stroke="solid" svg:stroke-width="0.071cm" svg:stroke-color="#000000" draw:stroke-linejoin="round" svg:stroke-linecap="butt" draw:fill="solid" draw:fill-color="#ffffff" draw:textarea-vertical-align="middle" draw:auto-grow-height="false" fo:min-height="0.93cm" fo:min-width="3.757cm" fo:padding-top="0cm" fo:padding-bottom="0cm" fo:padding-left="0cm" fo:padding-right="0cm" fo:wrap-option="wrap" loext:decorative="false" style:run-through="foreground">
        <loext:stroke-complex-color loext:theme-type="dark1" loext:color-type="theme"/>
        <loext:fill-complex-color loext:theme-type="light1" loext:color-type="theme"/>
      </style:graphic-properties>
    </style:style>
    <style:style style:name="gr7" style:family="graphic">
      <style:graphic-properties draw:stroke="dash" draw:stroke-dash="Long_20_Dash" svg:stroke-width="0cm" svg:stroke-color="#4a7ebb" draw:marker-end="msArrowOpenEnd_20_5_20_0" draw:marker-end-width="0.245cm" draw:marker-end-center="false" draw:fill="none" loext:fill-use-slide-background="false" draw:textarea-vertical-align="top" draw:auto-grow-height="false" fo:min-height="15.873cm" fo:min-width="5.295cm" fo:padding-top="0cm" fo:padding-bottom="0cm" fo:padding-left="0cm" fo:padding-right="0cm" fo:wrap-option="wrap" loext:decorative="false" style:run-through="foreground"/>
    </style:style>
    <style:style style:name="gr8" style:family="graphic" style:parent-style-name="Frame">
      <style:graphic-properties draw:stroke="none" svg:stroke-width="0.018cm" draw:fill="none" loext:fill-use-slide-background="false" draw:textarea-vertical-align="top" draw:auto-grow-height="false" fo:min-height="0.841cm" fo:min-width="2.531cm" fo:padding-top="0cm" fo:padding-bottom="0cm" fo:padding-left="0cm" fo:padding-right="0cm" fo:wrap-option="wrap" loext:decorative="false" style:run-through="foreground"/>
    </style:style>
    <style:style style:name="gr9" style:family="graphic" style:parent-style-name="Frame">
      <style:graphic-properties draw:stroke="solid" svg:stroke-width="0.071cm" svg:stroke-color="#000000" draw:stroke-linejoin="round" svg:stroke-linecap="butt" draw:fill="solid" draw:fill-color="#ffffff" draw:textarea-vertical-align="middle" draw:auto-grow-height="false" fo:min-height="0.928cm" fo:min-width="4.013cm" fo:padding-top="0cm" fo:padding-bottom="0cm" fo:padding-left="0cm" fo:padding-right="0cm" fo:wrap-option="wrap" loext:decorative="false" style:run-through="foreground">
        <loext:stroke-complex-color loext:theme-type="dark1" loext:color-type="theme"/>
        <loext:fill-complex-color loext:theme-type="light1" loext:color-type="theme"/>
      </style:graphic-properties>
    </style:style>
    <style:style style:name="gr10" style:family="graphic">
      <style:graphic-properties draw:stroke="solid" svg:stroke-width="0cm" svg:stroke-color="#4a7ebb" draw:marker-end="msArrowEnd_20_5" draw:marker-end-width="0.21cm" draw:marker-end-center="false" draw:fill="none" loext:fill-use-slide-background="false" draw:textarea-vertical-align="top" draw:auto-grow-height="false" fo:min-height="1.87cm" fo:min-width="3.995cm" fo:padding-top="0cm" fo:padding-bottom="0cm" fo:padding-left="0cm" fo:padding-right="0cm" fo:wrap-option="wrap" loext:decorative="false" style:run-through="foreground"/>
    </style:style>
    <style:style style:name="gr11" style:family="graphic" style:parent-style-name="Frame">
      <style:graphic-properties draw:stroke="solid" svg:stroke-width="0.071cm" svg:stroke-color="#000000" draw:stroke-linejoin="round" svg:stroke-linecap="butt" draw:fill="solid" draw:fill-color="#ffffff" draw:textarea-vertical-align="middle" draw:auto-grow-height="false" fo:min-height="0.928cm" fo:min-width="3.395cm" fo:padding-top="0cm" fo:padding-bottom="0cm" fo:padding-left="0cm" fo:padding-right="0cm" fo:wrap-option="wrap" loext:decorative="false" style:run-through="foreground">
        <loext:stroke-complex-color loext:theme-type="dark1" loext:color-type="theme"/>
        <loext:fill-complex-color loext:theme-type="light1" loext:color-type="theme"/>
      </style:graphic-properties>
    </style:style>
    <style:style style:name="gr12" style:family="graphic">
      <style:graphic-properties draw:stroke="solid" svg:stroke-width="0cm" svg:stroke-color="#4a7ebb" draw:marker-end="msArrowEnd_20_5" draw:marker-end-width="0.21cm" draw:marker-end-center="false" draw:fill="none" loext:fill-use-slide-background="false" draw:textarea-vertical-align="top" draw:auto-grow-height="false" fo:min-height="1.871cm" fo:min-width="2.637cm" fo:padding-top="0cm" fo:padding-bottom="0cm" fo:padding-left="0cm" fo:padding-right="0cm" fo:wrap-option="wrap" loext:decorative="false" style:run-through="foreground"/>
    </style:style>
    <style:style style:name="gr13" style:family="graphic" style:parent-style-name="Frame">
      <style:graphic-properties draw:stroke="none" svg:stroke-width="0.018cm" draw:fill="none" loext:fill-use-slide-background="false" draw:textarea-vertical-align="top" draw:auto-grow-height="false" fo:min-height="0.841cm" fo:min-width="6.343cm" fo:padding-top="0cm" fo:padding-bottom="0cm" fo:padding-left="0cm" fo:padding-right="0cm" fo:wrap-option="wrap" loext:decorative="false" style:run-through="foreground"/>
    </style:style>
    <style:style style:name="gr14" style:family="graphic" style:parent-style-name="Frame">
      <style:graphic-properties draw:stroke="none" svg:stroke-width="0.018cm" draw:fill="none" loext:fill-use-slide-background="false" draw:textarea-vertical-align="top" draw:auto-grow-height="false" fo:min-height="0.841cm" fo:min-width="5.865cm" fo:padding-top="0cm" fo:padding-bottom="0cm" fo:padding-left="0cm" fo:padding-right="0cm" fo:wrap-option="wrap" loext:decorative="false" style:run-through="foreground"/>
    </style:style>
    <style:style style:name="gr15" style:family="graphic">
      <style:graphic-properties draw:stroke="solid" svg:stroke-width="0.026cm" svg:stroke-color="#46aac4" draw:stroke-linejoin="round" svg:stroke-linecap="butt" draw:fill="gradient" draw:fill-gradient-name="Gradient_20_1" draw:textarea-vertical-align="top" draw:auto-grow-height="false" fo:min-height="1.496cm" fo:min-width="4.406cm" fo:padding-top="0cm" fo:padding-bottom="0cm" fo:padding-left="0cm" fo:padding-right="0cm" fo:wrap-option="wrap" draw:shadow="visible" draw:shadow-offset-x="0cm" draw:shadow-offset-y="0.056cm" draw:shadow-color="#000000" draw:shadow-opacity="38%" loext:shadow-blur="0.111cm" loext:decorative="false" style:run-through="foreground"/>
    </style:style>
    <style:style style:name="gr16" style:family="graphic" style:parent-style-name="Frame">
      <style:graphic-properties draw:stroke="none" svg:stroke-width="0.018cm" draw:fill="none" loext:fill-use-slide-background="false" draw:textarea-vertical-align="top" draw:auto-grow-height="false" fo:min-height="0.84cm" fo:min-width="3.702cm" fo:padding-top="0cm" fo:padding-bottom="0cm" fo:padding-left="0cm" fo:padding-right="0cm" fo:wrap-option="wrap" loext:decorative="false" style:run-through="foreground"/>
    </style:style>
    <style:style style:name="gr17" style:family="graphic">
      <style:graphic-properties draw:stroke="dash" draw:stroke-dash="Long_20_Dash" svg:stroke-width="0cm" svg:stroke-color="#4a7ebb" draw:marker-end="msArrowOpenEnd_20_5_20_0" draw:marker-end-width="0.245cm" draw:marker-end-center="false" draw:fill="none" loext:fill-use-slide-background="false" draw:textarea-vertical-align="top" draw:auto-grow-height="false" fo:min-height="13.485cm" fo:min-width="3.041cm" fo:padding-top="0cm" fo:padding-bottom="0cm" fo:padding-left="0cm" fo:padding-right="0cm" fo:wrap-option="wrap" loext:decorative="false" style:run-through="foreground"/>
    </style:style>
    <style:style style:name="gr18" style:family="graphic" style:parent-style-name="Frame">
      <style:graphic-properties draw:stroke="none" svg:stroke-width="0.018cm" draw:fill="none" loext:fill-use-slide-background="false" draw:textarea-vertical-align="top" draw:auto-grow-height="false" fo:min-height="0.84cm" fo:min-width="2.327cm" fo:padding-top="0cm" fo:padding-bottom="0cm" fo:padding-left="0cm" fo:padding-right="0cm" fo:wrap-option="wrap" loext:decorative="false" style:run-through="foreground"/>
    </style:style>
    <style:style style:name="gr19" style:family="graphic">
      <style:graphic-properties draw:stroke="solid" svg:stroke-width="0.026cm" svg:stroke-color="#46aac4" draw:stroke-linejoin="round" svg:stroke-linecap="butt" draw:fill="gradient" draw:fill-gradient-name="Gradient_20_1" draw:textarea-vertical-align="top" draw:auto-grow-height="false" fo:min-height="1.496cm" fo:min-width="4.404cm" fo:padding-top="0cm" fo:padding-bottom="0cm" fo:padding-left="0cm" fo:padding-right="0cm" fo:wrap-option="wrap" draw:shadow="visible" draw:shadow-offset-x="0cm" draw:shadow-offset-y="0.056cm" draw:shadow-color="#000000" draw:shadow-opacity="38%" loext:shadow-blur="0.111cm" loext:decorative="false" style:run-through="foreground"/>
    </style:style>
    <style:style style:name="gr20" style:family="graphic" style:parent-style-name="Frame">
      <style:graphic-properties draw:stroke="none" svg:stroke-width="0.018cm" draw:fill="none" loext:fill-use-slide-background="false" draw:textarea-vertical-align="top" draw:auto-grow-height="false" fo:min-height="0.838cm" fo:min-width="2.739cm" fo:padding-top="0cm" fo:padding-bottom="0cm" fo:padding-left="0cm" fo:padding-right="0cm" fo:wrap-option="wrap" loext:decorative="false" style:run-through="foreground"/>
    </style:style>
    <style:style style:name="gr21" style:family="graphic">
      <style:graphic-properties draw:stroke="dash" draw:stroke-dash="Long_20_Dash" svg:stroke-width="0cm" svg:stroke-color="#4a7ebb" draw:marker-end="msArrowOpenEnd_20_5_20_0" draw:marker-end-width="0.245cm" draw:marker-end-center="false" draw:fill="none" loext:fill-use-slide-background="false" draw:textarea-vertical-align="top" draw:auto-grow-height="false" fo:min-height="18.489cm" fo:min-width="2.644cm" fo:padding-top="0cm" fo:padding-bottom="0cm" fo:padding-left="0cm" fo:padding-right="0cm" fo:wrap-option="wrap" loext:decorative="false" style:run-through="foreground"/>
    </style:style>
    <style:style style:name="gr22" style:family="graphic">
      <style:graphic-properties draw:stroke="solid" svg:stroke-width="0.026cm" svg:stroke-color="#46aac4" draw:stroke-linejoin="round" svg:stroke-linecap="butt" draw:fill="gradient" draw:fill-gradient-name="Gradient_20_1" draw:textarea-vertical-align="top" draw:auto-grow-height="false" fo:min-height="4.519cm" fo:min-width="14.076cm" fo:padding-top="0cm" fo:padding-bottom="0cm" fo:padding-left="0cm" fo:padding-right="0cm" fo:wrap-option="wrap" draw:shadow="visible" draw:shadow-offset-x="0cm" draw:shadow-offset-y="0.056cm" draw:shadow-color="#000000" draw:shadow-opacity="38%" loext:shadow-blur="0.111cm" loext:decorative="false" style:run-through="foreground"/>
    </style:style>
    <style:style style:name="gr23" style:family="graphic" style:parent-style-name="Frame">
      <style:graphic-properties draw:stroke="solid" svg:stroke-width="0.071cm" svg:stroke-color="#000000" draw:stroke-linejoin="round" svg:stroke-linecap="butt" draw:fill="solid" draw:fill-color="#ffffff" draw:textarea-vertical-align="middle" draw:auto-grow-height="false" fo:min-height="0.93cm" fo:min-width="4.581cm" fo:padding-top="0cm" fo:padding-bottom="0cm" fo:padding-left="0cm" fo:padding-right="0cm" fo:wrap-option="wrap" loext:decorative="false" style:run-through="foreground">
        <loext:stroke-complex-color loext:theme-type="dark1" loext:color-type="theme"/>
        <loext:fill-complex-color loext:theme-type="light1" loext:color-type="theme"/>
      </style:graphic-properties>
    </style:style>
    <style:style style:name="gr24" style:family="graphic" style:parent-style-name="Frame">
      <style:graphic-properties draw:stroke="none" svg:stroke-width="0.018cm" draw:fill="none" loext:fill-use-slide-background="false" draw:textarea-vertical-align="top" draw:auto-grow-height="false" fo:min-height="0.841cm" fo:min-width="5.45cm" fo:padding-top="0cm" fo:padding-bottom="0cm" fo:padding-left="0cm" fo:padding-right="0cm" fo:wrap-option="wrap" loext:decorative="false" style:run-through="foreground"/>
    </style:style>
    <style:style style:name="gr25" style:family="graphic">
      <style:graphic-properties draw:stroke="solid" svg:stroke-width="0.026cm" svg:stroke-color="#46aac4" draw:stroke-linejoin="round" svg:stroke-linecap="butt" draw:fill="gradient" draw:fill-gradient-name="Gradient_20_1" draw:textarea-vertical-align="top" draw:auto-grow-height="false" fo:min-height="1.39cm" fo:min-width="7.174cm" fo:padding-top="0cm" fo:padding-bottom="0cm" fo:padding-left="0cm" fo:padding-right="0cm" fo:wrap-option="wrap" draw:shadow="visible" draw:shadow-offset-x="0cm" draw:shadow-offset-y="0.056cm" draw:shadow-color="#000000" draw:shadow-opacity="38%" loext:shadow-blur="0.111cm" loext:decorative="false" style:run-through="foreground"/>
    </style:style>
    <style:style style:name="gr26" style:family="graphic" style:parent-style-name="Frame">
      <style:graphic-properties draw:stroke="none" svg:stroke-width="0.018cm" draw:fill="none" loext:fill-use-slide-background="false" draw:textarea-vertical-align="top" draw:auto-grow-height="false" fo:min-height="0.841cm" fo:min-width="6.496cm" fo:padding-top="0cm" fo:padding-bottom="0cm" fo:padding-left="0cm" fo:padding-right="0cm" fo:wrap-option="wrap" loext:decorative="false" style:run-through="foreground"/>
    </style:style>
    <style:style style:name="gr27" style:family="graphic">
      <style:graphic-properties draw:stroke="none" svg:stroke-width="0cm" draw:fill="none" loext:fill-use-slide-background="false" draw:textarea-vertical-align="top" draw:auto-grow-height="false" fo:min-height="20.197cm" fo:min-width="15.24cm" fo:padding-top="0cm" fo:padding-bottom="0cm" fo:padding-left="0cm" fo:padding-right="0cm" fo:wrap-option="wrap" loext:decorative="false" style:run-through="foreground"/>
    </style:style>
    <style:style style:name="gr28" style:family="graphic">
      <style:graphic-properties draw:stroke="solid" svg:stroke-width="0.026cm" svg:stroke-color="#46aac4" draw:stroke-linejoin="round" svg:stroke-linecap="butt" draw:fill="gradient" draw:fill-gradient-name="Gradient_20_1" draw:textarea-vertical-align="top" draw:auto-grow-height="false" fo:min-height="8.842cm" fo:min-width="14.076cm" fo:padding-top="0cm" fo:padding-bottom="0cm" fo:padding-left="0cm" fo:padding-right="0cm" fo:wrap-option="wrap" draw:shadow="visible" draw:shadow-offset-x="0cm" draw:shadow-offset-y="0.056cm" draw:shadow-color="#000000" draw:shadow-opacity="38%" loext:shadow-blur="0.111cm" loext:decorative="false" style:run-through="foreground"/>
    </style:style>
    <style:style style:name="gr29" style:family="graphic" style:parent-style-name="Frame">
      <style:graphic-properties draw:stroke="none" svg:stroke-width="0.018cm" draw:fill="none" loext:fill-use-slide-background="false" draw:textarea-vertical-align="top" draw:auto-grow-height="false" fo:min-height="0.841cm" fo:min-width="3.394cm" fo:padding-top="0cm" fo:padding-bottom="0cm" fo:padding-left="0cm" fo:padding-right="0cm" fo:wrap-option="wrap" loext:decorative="false" style:run-through="foreground"/>
    </style:style>
    <style:style style:name="gr30" style:family="graphic" style:parent-style-name="Frame">
      <style:graphic-properties draw:stroke="solid" svg:stroke-width="0.071cm" svg:stroke-color="#000000" draw:stroke-linejoin="round" svg:stroke-linecap="butt" draw:fill="solid" draw:fill-color="#ffffff" draw:textarea-vertical-align="middle" draw:auto-grow-height="false" fo:min-height="0.841cm" fo:min-width="4.424cm" fo:padding-top="0cm" fo:padding-bottom="0cm" fo:padding-left="0cm" fo:padding-right="0cm" fo:wrap-option="wrap" loext:decorative="false" style:run-through="foreground">
        <loext:stroke-complex-color loext:theme-type="dark1" loext:color-type="theme"/>
        <loext:fill-complex-color loext:theme-type="light1" loext:color-type="theme"/>
      </style:graphic-properties>
    </style:style>
    <style:style style:name="gr31" style:family="graphic">
      <style:graphic-properties draw:stroke="solid" svg:stroke-width="0cm" svg:stroke-color="#4a7ebb" draw:marker-end="msArrowEnd_20_5" draw:marker-end-width="0.21cm" draw:marker-end-center="false" draw:fill="none" loext:fill-use-slide-background="false" draw:textarea-vertical-align="top" draw:auto-grow-height="false" fo:min-height="1.954cm" fo:min-width="4.202cm" fo:padding-top="0cm" fo:padding-bottom="0cm" fo:padding-left="0cm" fo:padding-right="0cm" fo:wrap-option="wrap" loext:decorative="false" style:run-through="foreground"/>
    </style:style>
    <style:style style:name="gr32" style:family="graphic" style:parent-style-name="Frame">
      <style:graphic-properties draw:stroke="solid" svg:stroke-width="0.071cm" svg:stroke-color="#000000" draw:stroke-linejoin="round" svg:stroke-linecap="butt" draw:fill="solid" draw:fill-color="#ffffff" draw:textarea-vertical-align="middle" draw:auto-grow-height="false" fo:min-height="0.928cm" fo:min-width="3.877cm" fo:padding-top="0cm" fo:padding-bottom="0cm" fo:padding-left="0cm" fo:padding-right="0cm" fo:wrap-option="wrap" loext:decorative="false" style:run-through="foreground">
        <loext:stroke-complex-color loext:theme-type="dark1" loext:color-type="theme"/>
        <loext:fill-complex-color loext:theme-type="light1" loext:color-type="theme"/>
      </style:graphic-properties>
    </style:style>
    <style:style style:name="gr33" style:family="graphic">
      <style:graphic-properties draw:stroke="dash" draw:stroke-dash="Long_20_Dash" svg:stroke-width="0cm" svg:stroke-color="#4a7ebb" draw:marker-end="msArrowOpenEnd_20_5_20_0" draw:marker-end-width="0.245cm" draw:marker-end-center="false" draw:fill="none" loext:fill-use-slide-background="false" draw:textarea-vertical-align="top" draw:auto-grow-height="false" fo:min-height="5.371cm" fo:min-width="3.216cm" fo:padding-top="0cm" fo:padding-bottom="0cm" fo:padding-left="0cm" fo:padding-right="0cm" fo:wrap-option="wrap" loext:decorative="false" style:run-through="foreground"/>
    </style:style>
    <style:style style:name="gr34" style:family="graphic">
      <style:graphic-properties draw:stroke="dash" draw:stroke-dash="Long_20_Dash" svg:stroke-width="0cm" svg:stroke-color="#4a7ebb" draw:marker-end="msArrowOpenEnd_20_5_20_0" draw:marker-end-width="0.245cm" draw:marker-end-center="false" draw:fill="none" loext:fill-use-slide-background="false" draw:textarea-vertical-align="top" draw:auto-grow-height="false" fo:min-height="8.805cm" fo:min-width="2.928cm" fo:padding-top="0cm" fo:padding-bottom="0cm" fo:padding-left="0cm" fo:padding-right="0cm" fo:wrap-option="wrap" loext:decorative="false" style:run-through="foreground"/>
    </style:style>
    <style:style style:name="gr35" style:family="graphic">
      <style:graphic-properties draw:stroke="solid" svg:stroke-width="0cm" svg:stroke-color="#4a7ebb" draw:marker-end="msArrowEnd_20_5" draw:marker-end-width="0.21cm" draw:marker-end-center="false" draw:fill="none" loext:fill-use-slide-background="false" draw:textarea-vertical-align="top" draw:auto-grow-height="false" fo:min-height="0.023cm" fo:min-width="3.337cm" fo:padding-top="0cm" fo:padding-bottom="0cm" fo:padding-left="0cm" fo:padding-right="0cm" fo:wrap-option="wrap" loext:decorative="false" style:run-through="foreground"/>
    </style:style>
    <style:style style:name="gr36" style:family="graphic" style:parent-style-name="Frame">
      <style:graphic-properties draw:stroke="none" svg:stroke-width="0.018cm" draw:fill="none" loext:fill-use-slide-background="false" draw:textarea-vertical-align="top" draw:auto-grow-height="false" fo:min-height="0.841cm" fo:min-width="2.138cm" fo:padding-top="0cm" fo:padding-bottom="0cm" fo:padding-left="0cm" fo:padding-right="0cm" fo:wrap-option="wrap" loext:decorative="false" style:run-through="foreground"/>
    </style:style>
    <style:style style:name="gr37" style:family="graphic">
      <style:graphic-properties draw:stroke="solid" svg:stroke-width="0cm" svg:stroke-color="#4a7ebb" draw:marker-end="msArrowEnd_20_5" draw:marker-end-width="0.21cm" draw:marker-end-center="false" draw:fill="none" loext:fill-use-slide-background="false" draw:textarea-vertical-align="top" draw:auto-grow-height="false" fo:min-height="1.662cm" fo:min-width="1.277cm" fo:padding-top="0cm" fo:padding-bottom="0cm" fo:padding-left="0cm" fo:padding-right="0cm" fo:wrap-option="wrap" loext:decorative="false" style:run-through="foreground"/>
    </style:style>
    <style:style style:name="gr38" style:family="graphic" style:parent-style-name="Frame">
      <style:graphic-properties draw:stroke="none" svg:stroke-width="0.018cm" draw:fill="none" loext:fill-use-slide-background="false" draw:textarea-vertical-align="top" draw:auto-grow-height="false" fo:min-height="0.841cm" fo:min-width="1.478cm" fo:padding-top="0cm" fo:padding-bottom="0cm" fo:padding-left="0cm" fo:padding-right="0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oudsopgave1">
        <text:table-of-content-source text:outline-level="3" text:use-index-marks="false">
          <text:index-title-template text:style-name="Contents_20_Heading">Inhoud</text:index-title-template>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Inhoud</text:p>
          </text:index-title>
          <text:p text:style-name="P2" loext:marker-style-name="T1"><text:a xlink:type="simple" xlink:href="#_Toc41598502" text:style-name="Index_20_Link" text:visited-style-name="Index_20_Link"><text:span text:style-name="Indexkoppeling_20__28_user_29_"><text:span text:style-name="T2">1</text:span></text:span><text:span text:style-name="T1"><text:tab/></text:span><text:span text:style-name="T3">Nota’s en Eigendommen</text:span><text:span text:style-name="T4"><text:tab/>1</text:span></text:a></text:p>
          <text:p text:style-name="P2" loext:marker-style-name="T1"><text:a xlink:type="simple" xlink:href="#_Toc41598503" text:style-name="Index_20_Link" text:visited-style-name="Index_20_Link"><text:span text:style-name="T2">2</text:span><text:span text:style-name="T1"><text:tab/></text:span><text:span text:style-name="T3">Media</text:span><text:span text:style-name="T4"><text:tab/>1</text:span></text:a></text:p>
          <text:p text:style-name="P3" loext:marker-style-name="T1"><text:a xlink:type="simple" xlink:href="#_Toc41598504" text:style-name="Index_20_Link" text:visited-style-name="Index_20_Link"><text:span text:style-name="T2">2.1</text:span><text:span text:style-name="T1"><text:tab/></text:span><text:span text:style-name="T3">Data model</text:span><text:span text:style-name="T4"><text:tab/>1</text:span></text:a></text:p>
          <text:p text:style-name="P3" loext:marker-style-name="T1"><text:a xlink:type="simple" xlink:href="#_Toc41598505" text:style-name="Index_20_Link" text:visited-style-name="Index_20_Link"><text:span text:style-name="T2">2.2</text:span><text:span text:style-name="T1"><text:tab/></text:span><text:span text:style-name="T3">Media Database Application</text:span><text:span text:style-name="T4"><text:tab/>2</text:span></text:a></text:p>
          <text:p text:style-name="P4" loext:marker-style-name="T1"><text:a xlink:type="simple" xlink:href="#_Toc41598506" text:style-name="Index_20_Link" text:visited-style-name="Index_20_Link"><text:span text:style-name="T2">2.2.1</text:span><text:span text:style-name="T1"><text:tab/></text:span><text:span text:style-name="T3">goedegep.media.mediadb.albuminfo</text:span><text:span text:style-name="T4"><text:tab/>4</text:span></text:a></text:p>
          <text:p text:style-name="P2" loext:marker-style-name="T1"><text:a xlink:type="simple" xlink:href="#_Toc41598507" text:style-name="Index_20_Link" text:visited-style-name="Index_20_Link"><text:span text:style-name="T2">3</text:span><text:span text:style-name="T1"><text:tab/></text:span><text:span text:style-name="T3">Rolodex</text:span><text:span text:style-name="T4"><text:tab/>6</text:span></text:a></text:p>
          <text:p text:style-name="P2" loext:marker-style-name="T1"><text:a xlink:type="simple" xlink:href="#_Toc41598508" text:style-name="Index_20_Link" text:visited-style-name="Index_20_Link"><text:span text:style-name="T2">4</text:span><text:span text:style-name="T1"><text:tab/></text:span><text:span text:style-name="T3">Unit Converter</text:span><text:span text:style-name="T4"><text:tab/>6</text:span></text:a></text:p>
          <text:p text:style-name="P2" loext:marker-style-name="T1"><text:a xlink:type="simple" xlink:href="#_Toc41598509" text:style-name="Index_20_Link" text:visited-style-name="Index_20_Link"><text:span text:style-name="T2">5</text:span><text:span text:style-name="T1"><text:tab/></text:span><text:span text:style-name="T3">Vacations</text:span><text:span text:style-name="T4"><text:tab/>6</text:span></text:a></text:p>
          <text:p text:style-name="P2" loext:marker-style-name="T1"><text:a xlink:type="simple" xlink:href="#_Toc41598510" text:style-name="Index_20_Link" text:visited-style-name="Index_20_Link"><text:span text:style-name="T2">6</text:span><text:span text:style-name="T1"><text:tab/></text:span><text:span text:style-name="T3">PCTools</text:span><text:span text:style-name="T4"><text:tab/>6</text:span></text:a></text:p>
          <text:p text:style-name="P2" loext:marker-style-name="T1"><text:a xlink:type="simple" xlink:href="#_Toc41598511" text:style-name="Index_20_Link" text:visited-style-name="Index_20_Link"><text:span text:style-name="T2">7</text:span><text:span text:style-name="T1"><text:tab/></text:span><text:span text:style-name="T3">External Projects</text:span><text:span text:style-name="T4"><text:tab/>6</text:span></text:a></text:p>
          <text:p text:style-name="P3" loext:marker-style-name="T1"><text:a xlink:type="simple" xlink:href="#_Toc41598512" text:style-name="Index_20_Link" text:visited-style-name="Index_20_Link"><text:span text:style-name="T2">7.1</text:span><text:span text:style-name="T1"><text:tab/></text:span><text:span text:style-name="T3">Gluon Maps</text:span><text:span text:style-name="T4"><text:tab/>6</text:span></text:a></text:p>
          <text:p text:style-name="Standard"/>
        </text:index-body>
      </text:table-of-content>
      <text:p text:style-name="P5" loext:marker-style-name="T3"><text:bookmark text:name="_Toc41598502"/></text:p>
      <text:h text:style-name="Heading_20_1" text:outline-level="1" loext:marker-style-name="T3"><text:span text:style-name="T3">TEMP Dialogs</text:span><text:span text:style-name="T3"/></text:h>
      <text:p text:style-name="P5" loext:marker-style-name="T3"/>
      <text:h text:style-name="Heading_20_2" text:outline-level="2" loext:marker-style-name="T3"><text:span text:style-name="T3">What do I need?</text:span><text:span text:style-name="T3"/></text:h>
      <text:p text:style-name="Standard" loext:marker-style-name="T5"><text:span text:style-name="T5">General layout:</text:span><text:span text:style-name="T5"/></text:p>
      <text:list text:style-name="WWNum5">
        <text:list-item>
          <text:p text:style-name="P6" loext:marker-style-name="T3"><text:span text:style-name="T3">Title in title bar (parameter)</text:span><text:span text:style-name="T3"/></text:p>
        </text:list-item>
        <text:list-item>
          <text:p text:style-name="P6" loext:marker-style-name="T3"><text:span text:style-name="T3">Icon in title bar (customization)</text:span><text:span text:style-name="T3"/></text:p>
        </text:list-item>
        <text:list-item>
          <text:p text:style-name="P6" loext:marker-style-name="T3"><text:span text:style-name="T3">Icon to indicate type of dialog:</text:span><text:span text:style-name="T3"/></text:p>
          <text:list>
            <text:list-item>
              <text:p text:style-name="P6" loext:marker-style-name="T3"><text:span text:style-name="T3">Error dialog: X</text:span><text:span text:style-name="T3"/></text:p>
            </text:list-item>
            <text:list-item>
              <text:p text:style-name="P6" loext:marker-style-name="T3"><text:span text:style-name="T3">Option dialog :?</text:span><text:span text:style-name="T3"/></text:p>
            </text:list-item>
          </text:list>
        </text:list-item>
      </text:list>
      <text:p text:style-name="Standard" loext:marker-style-name="T5"><text:span text:style-name="T5">Dialog types:</text:span><text:span text:style-name="T5"/></text:p>
      <text:list text:style-name="WWNum6">
        <text:list-item>
          <text:p text:style-name="P7" loext:marker-style-name="T3"><text:span text:style-name="T3">Error dialog (information only)<text:line-break/>Use case: report an error to the user.</text:span><text:span text:style-name="T3"/></text:p>
          <text:list>
            <text:list-item>
              <text:p text:style-name="P7" loext:marker-style-name="T3"><text:span text:style-name="T3">Icon to indicate type of dialog: X</text:span><text:span text:style-name="T3"/></text:p>
            </text:list-item>
            <text:list-item>
              <text:p text:style-name="P7" loext:marker-style-name="T3"><text:span text:style-name="T3">text to explain the error</text:span><text:span text:style-name="T3"/></text:p>
            </text:list-item>
            <text:list-item>
              <text:p text:style-name="P7" loext:marker-style-name="T3"><text:span text:style-name="T3">OK button</text:span><text:span text:style-name="T3"/></text:p>
            </text:list-item>
          </text:list>
        </text:list-item>
        <text:list-item>
          <text:p text:style-name="P7" loext:marker-style-name="T3"><text:span text:style-name="T3">Warning dialog (information only)<text:line-break/>Use case: warn the user about something.</text:span><text:span text:style-name="T3"/></text:p>
          <text:list>
            <text:list-item>
              <text:p text:style-name="P7" loext:marker-style-name="T3"><text:span text:style-name="T3">Icon to indicate type of dialog: !</text:span><text:span text:style-name="T3"/></text:p>
            </text:list-item>
            <text:list-item>
              <text:p text:style-name="P7" loext:marker-style-name="T3"><text:span text:style-name="T3">text with the warning</text:span><text:span text:style-name="T3"/></text:p>
            </text:list-item>
            <text:list-item>
              <text:p text:style-name="P7" loext:marker-style-name="T3"><text:span text:style-name="T3">OK button</text:span><text:span text:style-name="T3"/></text:p>
            </text:list-item>
          </text:list>
        </text:list-item>
        <text:list-item>
          <text:p text:style-name="P7" loext:marker-style-name="T3"><text:soft-page-break/><text:span text:style-name="T3">Option dialog<text:line-break/>Use case: user has to select one of several options, before the application can continue.</text:span><text:span text:style-name="T3"/></text:p>
          <text:list>
            <text:list-item>
              <text:p text:style-name="P7" loext:marker-style-name="T3"><text:span text:style-name="T3">Icon: ?</text:span><text:span text:style-name="T3"/></text:p>
            </text:list-item>
            <text:list-item>
              <text:p text:style-name="P7" loext:marker-style-name="T3"><text:span text:style-name="T3">text to explain the option selection</text:span><text:span text:style-name="T3"/></text:p>
            </text:list-item>
            <text:list-item>
              <text:p text:style-name="P7" loext:marker-style-name="T3"><text:span text:style-name="T3">radio buttons to select option</text:span><text:span text:style-name="T3"/></text:p>
            </text:list-item>
            <text:list-item>
              <text:p text:style-name="P7" loext:marker-style-name="T3"><text:span text:style-name="T3">OK button</text:span><text:span text:style-name="T3"/></text:p>
            </text:list-item>
            <text:list-item>
              <text:p text:style-name="P7" loext:marker-style-name="T3"><text:span text:style-name="T3">Do I need a cancel button? (not for now)</text:span><text:span text:style-name="T3"/></text:p>
            </text:list-item>
          </text:list>
        </text:list-item>
        <text:list-item>
          <text:p text:style-name="P7" loext:marker-style-name="T3"><text:span text:style-name="T3">FileReference dialog<text:line-break/>Use case: create a new FileReference.</text:span><text:span text:style-name="T3"/></text:p>
          <text:list>
            <text:list-item>
              <text:p text:style-name="P7" loext:marker-style-name="T3"><text:span text:style-name="T3">No icon</text:span><text:span text:style-name="T3"/></text:p>
            </text:list-item>
            <text:list-item>
              <text:p text:style-name="P7" loext:marker-style-name="T3"><text:span text:style-name="T3">text to explain the FileReference</text:span><text:span text:style-name="T3"/></text:p>
            </text:list-item>
            <text:list-item>
              <text:p text:style-name="P7" loext:marker-style-name="T3"><text:span text:style-name="T3">fields to select a file</text:span><text:span text:style-name="T3"/></text:p>
            </text:list-item>
            <text:list-item>
              <text:p text:style-name="P7" loext:marker-style-name="T3"><text:span text:style-name="T3">fields to specify a title</text:span><text:span text:style-name="T3"/></text:p>
            </text:list-item>
            <text:list-item>
              <text:p text:style-name="P7" loext:marker-style-name="T3"><text:span text:style-name="T3">OK button – FileReference will be created</text:span><text:span text:style-name="T3"/></text:p>
            </text:list-item>
            <text:list-item>
              <text:p text:style-name="P7" loext:marker-style-name="T3"><text:span text:style-name="T3">Cancel button – No action.</text:span><text:span text:style-name="T3"/></text:p>
            </text:list-item>
          </text:list>
        </text:list-item>
      </text:list>
      <text:h text:style-name="Heading_20_2" text:outline-level="2" loext:marker-style-name="T3"><text:span text:style-name="T3">Solution</text:span><text:span text:style-name="T3"/></text:h>
      <text:list text:style-name="WWNum4">
        <text:list-item>
          <text:p text:style-name="P8" loext:marker-style-name="T3"><text:span text:style-name="T3">Stay as close as possible to the JavaFx dialog API.</text:span><text:span text:style-name="T3"/></text:p>
        </text:list-item>
        <text:list-item>
          <text:p text:style-name="P8" loext:marker-style-name="T3"><text:span text:style-name="T3">Error dialog -&gt; Alert, type is ERROR</text:span><text:span text:style-name="T3"/></text:p>
        </text:list-item>
        <text:list-item>
          <text:p text:style-name="P8" loext:marker-style-name="T3"><text:span text:style-name="T3">Warning dialog -&gt; Alert, type is WARNING</text:span><text:span text:style-name="T3"/></text:p>
        </text:list-item>
        <text:list-item>
          <text:p text:style-name="P8" loext:marker-style-name="T3"><text:span text:style-name="T3">Option dialog -&gt; ChoiceDialog (combo box instead of radio buttons).</text:span><text:span text:style-name="T3"/></text:p>
        </text:list-item>
        <text:list-item>
          <text:p text:style-name="P8" loext:marker-style-name="T3"><text:span text:style-name="T3">FileReference dialog: to be created.</text:span><text:span text:style-name="T3"/></text:p>
        </text:list-item>
      </text:list>
      <text:h text:style-name="Heading_20_1" text:outline-level="1" loext:marker-style-name="T3"><text:bookmark text:name="_Toc41598502_Kopiëren_1"/><text:bookmark-start text:name="_Toc41598503"/><text:span text:style-name="T3">Media</text:span><text:bookmark-end text:name="_Toc41598503"/><text:span text:style-name="T3"/></text:h>
      <text:h text:style-name="Heading_20_2" text:outline-level="2" loext:marker-style-name="T3"><text:bookmark-start text:name="_Toc41598505"/><text:span text:style-name="T3">Media Database Application</text:span><text:bookmark-end text:name="_Toc41598505"/><text:span text:style-name="T3"/></text:h>
      <text:p text:style-name="Standard" loext:marker-style-name="T3"><text:span text:style-name="T3">Hi</text:span><text:span text:style-name="T3"/></text:p>
      <text:p text:style-name="Standard" loext:marker-style-name="T3"><text:soft-page-break/><draw:g text:anchor-type="as-char" draw:z-index="0" draw:name="Canvas 1" draw:style-name="gr1"><draw:custom-shape draw:style-name="gr2" draw:text-style-name="P9" svg:width="15.239cm" svg:height="25.558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9" svg:width="3.719cm" svg:height="9.529cm" svg:x="4.004cm" svg:y="4.867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Rechthoek 35" draw:style-name="gr4" draw:text-style-name="P10" svg:width="6.958cm" svg:height="1.401cm" svg:x="7.288cm" svg:y="18.353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hthoek 38" draw:style-name="gr5" draw:text-style-name="P10" svg:width="14.075cm" svg:height="4.52cm" svg:x="0.688cm" svg:y="0.344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 draw:style-name="gr6" draw:text-style-name="P12" svg:width="3.756cm" svg:height="0.929cm" svg:x="3.916cm" svg:y="3.489cm"><text:p text:style-name="P11" loext:marker-style-name="T6"><text:span text:style-name="T7">AlbumsTable</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9" svg:width="5.294cm" svg:height="15.872cm" svg:x="2.432cm" svg:y="4.867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Tekstvak 13" draw:style-name="gr8" draw:text-style-name="P14" svg:width="2.53cm" svg:height="0.84cm" svg:x="5.218cm" svg:y="1.894cm"><text:p text:style-name="P13" loext:marker-style-name="T6"><text:span text:style-name="T7">albumsTable</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 draw:style-name="gr9" draw:text-style-name="P12" svg:width="4.012cm" svg:height="0.927cm" svg:x="7.782cm" svg:y="0.69cm"><text:p text:style-name="P11" loext:marker-style-name="T6"><text:span text:style-name="T7">MediaDbWindow</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9" svg:width="3.994cm" svg:height="1.869cm" svg:x="5.791cm" svg:y="1.62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Rectangle 2" draw:style-name="gr11" draw:text-style-name="P12" svg:width="3.394cm" svg:height="0.927cm" svg:x="10.728cm" svg:y="3.491cm"><text:p text:style-name="P11" loext:marker-style-name="T6"><text:span text:style-name="T7">TracksTable</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9" svg:width="2.636cm" svg:height="1.87cm" svg:x="9.79cm" svg:y="1.62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Tekstvak 13" draw:style-name="gr13" draw:text-style-name="P14" svg:width="6.342cm" svg:height="0.84cm" svg:x="0.755cm" svg:y="0.526cm"><text:p text:style-name="P13" loext:marker-style-name="T8"><text:span text:style-name="T9">goedegep.media.mediadb.app.guifx</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kstvak 13" draw:style-name="gr14" draw:text-style-name="P14" svg:width="5.864cm" svg:height="0.84cm" svg:x="7.782cm" svg:y="18.717cm"><text:p text:style-name="P13" loext:marker-style-name="T8"><text:span text:style-name="T9">goedegep.media.model.mediadb</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hthoek 75" draw:style-name="gr15" draw:text-style-name="P10" svg:width="4.405cm" svg:height="1.495cm" svg:x="0.229cm" svg:y="20.742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kstvak 13" draw:style-name="gr16" draw:text-style-name="P14" svg:width="3.701cm" svg:height="0.839cm" svg:x="0.194cm" svg:y="20.641cm"><text:p text:style-name="P13" loext:marker-style-name="T6"><text:span text:style-name="T10">goedegep.appgenfx</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 draw:text-style-name="P9" svg:width="3.04cm" svg:height="13.484cm" svg:x="7.729cm" svg:y="4.867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Tekstvak 13" draw:style-name="gr18" draw:text-style-name="P14" svg:width="2.326cm" svg:height="0.839cm" svg:x="11.104cm" svg:y="2.122cm"><text:p text:style-name="P13" loext:marker-style-name="T6"><text:span text:style-name="T7">tracksTable</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hthoek 80" draw:style-name="gr19" draw:text-style-name="P10" svg:width="4.403cm" svg:height="1.495cm" svg:x="2.88cm" svg:y="23.357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kstvak 13" draw:style-name="gr20" draw:text-style-name="P14" svg:width="2.738cm" svg:height="0.837cm" svg:x="3.043cm" svg:y="23.292cm"><text:p text:style-name="P13" loext:marker-style-name="T6"><text:span text:style-name="T10">goedegep.util</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9" svg:width="2.643cm" svg:height="18.488cm" svg:x="5.08cm" svg:y="4.867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Rechthoek 83" draw:style-name="gr22" draw:text-style-name="P10" svg:width="14.075cm" svg:height="4.518cm" svg:x="0.776cm" svg:y="6.179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 draw:style-name="gr23" draw:text-style-name="P12" svg:width="4.58cm" svg:height="0.929cm" svg:x="6.391cm" svg:y="8.86cm"><text:p text:style-name="P11" loext:marker-style-name="T6"><text:span text:style-name="T7">AlbumDiscLocationInfo</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kstvak 13" draw:style-name="gr24" draw:text-style-name="P14" svg:width="5.449cm" svg:height="0.84cm" svg:x="0.834cm" svg:y="6.338cm"><text:p text:style-name="P13" loext:marker-style-name="T6"><text:span text:style-name="T10">goedegep.media.mediadb.app</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hthoek 76" draw:style-name="gr25" draw:text-style-name="P10" svg:width="7.173cm" svg:height="1.389cm" svg:x="0.42cm" svg:y="14.397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kstvak 13" draw:style-name="gr26" draw:text-style-name="P14" svg:width="6.495cm" svg:height="0.84cm" svg:x="0.871cm" svg:y="14.702cm"><text:p text:style-name="P13" loext:marker-style-name="T6"><text:span text:style-name="T10">goedegep.media.mediadb.albuminfo</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 loext:marker-style-name="T3"><text:soft-page-break/></text:p>
      <text:h text:style-name="Heading_20_3" text:outline-level="3" loext:marker-style-name="T3"><text:bookmark-start text:name="_Toc41598506"/><text:span text:style-name="T3">goedegep.media.mediadb.albuminfo</text:span><text:bookmark-end text:name="_Toc41598506"/><text:span text:style-name="T3"/></text:h>
      <text:p text:style-name="Standard" loext:marker-style-name="T3"><text:span text:style-name="T3">This package has all the knowledge of the structure and file name conventions of the AlbumInfo files. Information read from the AlbumInfo files is stored in the MediaDb data model, and a MediaDb data model can be written to AlbumInfo files.</text:span><text:span text:style-name="T3"/></text:p>
      <text:p text:style-name="Standard" loext:marker-style-name="T3"><draw:g text:anchor-type="as-char" draw:z-index="1" draw:name="Canvas 1" draw:style-name="gr1"><draw:custom-shape draw:style-name="gr27" draw:text-style-name="P9" svg:width="15.239cm" svg:height="20.196cm" svg:x="0cm" svg:y="0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hthoek 40" draw:style-name="gr4" draw:text-style-name="P10" svg:width="6.958cm" svg:height="1.401cm" svg:x="7.465cm" svg:y="14.561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hthoek 43" draw:style-name="gr28" draw:text-style-name="P10" svg:width="14.075cm" svg:height="8.841cm" svg:x="0.688cm" svg:y="0.344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 draw:style-name="gr6" draw:text-style-name="P12" svg:width="3.756cm" svg:height="0.929cm" svg:x="3.916cm" svg:y="3.489cm"><text:p text:style-name="P11" loext:marker-style-name="T6"><text:span text:style-name="T7">AlbumInfoHandler</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kstvak 13" draw:style-name="gr29" draw:text-style-name="P14" svg:width="3.393cm" svg:height="0.84cm" svg:x="3.983cm" svg:y="1.965cm"><text:p text:style-name="P13" loext:marker-style-name="T6"><text:span text:style-name="T7">albumInfoHandler</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 draw:style-name="gr30" draw:text-style-name="P12" svg:width="4.423cm" svg:height="0.84cm" svg:x="7.782cm" svg:y="0.69cm"><text:p text:style-name="P11" loext:marker-style-name="T6"><text:span text:style-name="T7">AlbumInfoFilesReader</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1" draw:text-style-name="P9" svg:width="4.201cm" svg:height="1.953cm" svg:x="5.793cm" svg:y="1.533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Rectangle 2" draw:style-name="gr32" draw:text-style-name="P12" svg:width="3.876cm" svg:height="0.927cm" svg:x="2.575cm" svg:y="6.084cm"><text:p text:style-name="P11" loext:marker-style-name="T6"><text:span text:style-name="T7">AlbumInfoErrorInfo</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kstvak 13" draw:style-name="gr26" draw:text-style-name="P14" svg:width="6.495cm" svg:height="0.84cm" svg:x="0.755cm" svg:y="0.526cm"><text:p text:style-name="P13" loext:marker-style-name="T8"><text:span text:style-name="T9">goedegep.media.mediadb.albuminfo</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kstvak 13" draw:style-name="gr14" draw:text-style-name="P14" svg:width="5.864cm" svg:height="0.84cm" svg:x="8.065cm" svg:y="14.977cm"><text:p text:style-name="P13" loext:marker-style-name="T8"><text:span text:style-name="T9">goedegep.media.model.mediadb</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3" draw:text-style-name="P9" svg:width="3.215cm" svg:height="5.37cm" svg:x="7.729cm" svg:y="9.19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Rechthoek 95" draw:style-name="gr19" draw:text-style-name="P10" svg:width="4.403cm" svg:height="1.495cm" svg:x="2.598cm" svg:y="17.995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kstvak 13" draw:style-name="gr20" draw:text-style-name="P14" svg:width="2.738cm" svg:height="0.837cm" svg:x="3.237cm" svg:y="18.477cm"><text:p text:style-name="P13" loext:marker-style-name="T6"><text:span text:style-name="T10">goedegep.util</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4" draw:text-style-name="P9" svg:width="2.927cm" svg:height="8.804cm" svg:x="4.8cm" svg:y="9.19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Rectangle 2" draw:style-name="gr32" draw:text-style-name="P12" svg:width="3.876cm" svg:height="0.927cm" svg:x="9.791cm" svg:y="6.108cm"><text:p text:style-name="P11" loext:marker-style-name="T6"><text:span text:style-name="T7">AlbumInfoError</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5" draw:text-style-name="P9" svg:width="3.336cm" svg:height="0.022cm" svg:x="6.454cm" svg:y="6.549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Tekstvak 13" draw:style-name="gr36" draw:text-style-name="P14" svg:width="2.137cm" svg:height="0.84cm" svg:x="7.149cm" svg:y="5.757cm"><text:p text:style-name="P13" loext:marker-style-name="T6"><text:span text:style-name="T7">errorCode</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7" draw:text-style-name="P9" svg:width="1.276cm" svg:height="1.661cm" svg:x="4.512cm" svg:y="4.42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Tekstvak 13" draw:style-name="gr38" draw:text-style-name="P14" svg:width="1.477cm" svg:height="0.84cm" svg:x="2.863cm" svg:y="4.874cm"><text:p text:style-name="P13" loext:marker-style-name="T6"><text:span text:style-name="T7">errors</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list text:style-name="WWNum3">
        <text:list-item>
          <text:p text:style-name="P15" loext:marker-style-name="T3"><text:soft-page-break/><text:span text:style-name="T5">AlbumInfoFilesReader</text:span><text:span text:style-name="T3"><text:line-break/>This class reads 'AlbumInfo' files and stores the information in a </text:span><text:span text:style-name="T5">MediaDb</text:span><text:span text:style-name="T3"> structure. It also writes the information from a </text:span><text:span text:style-name="T5">MediaDb</text:span><text:span text:style-name="T3"> structure to 'AlbumInfo' files.<text:line-break/>This class has the knowledge of the filename conventions. For reading it scans the folder with 'AlbumInfo' files. For each file it calls an </text:span><text:span text:style-name="T5">AlbumInfoHandler</text:span><text:span text:style-name="T3"> to parse the file.</text:span></text:p>
        </text:list-item>
        <text:list-item>
          <text:p text:style-name="P15" loext:marker-style-name="T3"><text:span text:style-name="T5">AlbumInfoHandler<text:line-break/></text:span><text:span text:style-name="T3">This class reads 'AlbumInfo' XML files and stores the information in a </text:span><text:span text:style-name="T5">MediaDb</text:span><text:span text:style-name="T3"> model.<text:line-break/>The schema for these files is defined in the xsd file "D:\Database\Muziek\Albums\AlbumInfo.xsd".<text:line-break/>The parser can generate errors of the following types: </text:span><text:span text:style-name="T5">AlbumInfoErrorInfo</text:span><text:span text:style-name="T3">, </text:span><text:span text:style-name="T5">goedegep.util.ParseException</text:span><text:span text:style-name="T3">.</text:span></text:p>
        </text:list-item>
        <text:list-item>
          <text:p text:style-name="P15" loext:marker-style-name="T3"><text:span text:style-name="T3"><text:line-break/></text:span><text:span text:style-name="T3"/></text:p>
        </text:list-item>
      </text:list>
      <text:h text:style-name="Heading_20_1" text:outline-level="1" loext:marker-style-name="T3"><text:bookmark-start text:name="_Toc41598507"/><text:span text:style-name="T3">Rolodex</text:span><text:bookmark-end text:name="_Toc41598507"/><text:span text:style-name="T3"/></text:h>
      <text:p text:style-name="Standard" loext:marker-style-name="T3"><text:span text:style-name="T3">This component has sub components, so it uses a component launcher, class RolodexMenuWindow.</text:span><text:span text:style-name="T3"/></text:p>
      <text:h text:style-name="Heading_20_1" text:outline-level="1" loext:marker-style-name="T3"><text:bookmark-start text:name="_Toc41598508"/><text:span text:style-name="T3">Unit Converter</text:span><text:bookmark-end text:name="_Toc41598508"/><text:span text:style-name="T3"/></text:h>
      <text:p text:style-name="Standard" loext:marker-style-name="T3"><text:span text:style-name="T3">This component is a single application, where the main class is UnitConverterWindow.</text:span><text:span text:style-name="T3"/></text:p>
      <text:h text:style-name="Heading_20_1" text:outline-level="1" loext:marker-style-name="T3"><text:bookmark-start text:name="_Toc41598509"/><text:span text:style-name="T3">Vacations</text:span><text:bookmark-end text:name="_Toc41598509"/><text:span text:style-name="T3"/></text:h>
      <text:p text:style-name="Standard" loext:marker-style-name="T3"><text:span text:style-name="T3">This component is a single application, where the main class is VacationsWindow.</text:span><text:span text:style-name="T3"/></text:p>
      <text:h text:style-name="Heading_20_1" text:outline-level="1" loext:marker-style-name="T3"><text:bookmark-start text:name="_Toc41598510"/><text:span text:style-name="T3">PCTools</text:span><text:bookmark-end text:name="_Toc41598510"/><text:span text:style-name="T3"/></text:h>
      <text:p text:style-name="Standard" loext:marker-style-name="T3"><text:span text:style-name="T3">This component has sub components, so it uses a component launcher, class PCToolsMenuWindow.<text:line-break/>The sub components are:</text:span><text:span text:style-name="T3"/></text:p>
      <text:list text:style-name="WWNum2">
        <text:list-item>
          <text:p text:style-name="P16" loext:marker-style-name="T3"><text:span text:style-name="T3">FileFinder</text:span><text:span text:style-name="T3"/></text:p>
        </text:list-item>
        <text:list-item>
          <text:p text:style-name="P16" loext:marker-style-name="T3"><text:span text:style-name="T3">FilesControlled</text:span><text:span text:style-name="T3"/></text:p>
        </text:list-item>
      </text:list>
      <text:p text:style-name="Standard">rules project</text:p>
      <text:p text:style-name="Standard">project name: <text:tab/><text:tab/>&lt;supplier&gt;.&lt;functionality&gt;<text:line-break/><text:tab/><text:tab/><text:tab/>&lt;supplier&gt;.&lt;functionality&gt;test for tests of &lt;supplier&gt;.&lt;functionality&gt;<text:line-break/>for data models:<text:tab/>&lt;supplier&gt;.&lt;functionality&gt;.model</text:p>
      <text:p text:style-name="Standard">rules packages:</text:p>
      <text:p text:style-name="Standard">&lt;supplier&gt;.&lt;functionality&gt;.exe<text:tab/><text:tab/><text:tab/><text:tab/>application launcher – don’t export<text:line-break/>&lt;supplier&gt;.&lt;functionality&gt;.app<text:tab/><text:tab/><text:tab/><text:tab/>the service. SO why not svc? - export<text:line-break/>&lt;supplier&gt;.&lt;functionality&gt;.gui<text:tab/><text:tab/><text:tab/><text:tab/>application GUI – don’t export<text:line-break/>&lt;supplier&gt;.&lt;functionality&gt;.logic<text:tab/><text:tab/><text:tab/><text:tab/>basic functionality - export<text:line-break/><text:tab/><text:tab/><text:tab/><text:tab/><text:tab/><text:tab/><text:tab/>logic may access Registry, so move to here<text:line-break/>&lt;supplier&gt;.&lt;functionality&gt;.&lt;subfunctionality&gt;.&lt;gui&gt;<text:tab/>sub level GUI, etc.</text:p>
      <text:p text:style-name="Standard"><text:soft-page-break/><text:line-break/>&lt;supplier&gt;.&lt;functionality&gt;.&lt;subfunctionality&gt;.&lt;logic&gt;<text:tab/>sub level functionality</text:p>
      <text:p text:style-name="P17"><text:span text:style-name="T11">goedegep.demo<text:tab/><text:tab/><text:tab/><text:tab/>goedegep.demo</text:span><text:line-break/><text:tab/>goedegep.demo<text:tab/><text:tab/><text:tab/><text:tab/>goedegep.demo<text:span text:style-name="T12">.</text:span><text:span text:style-name="T13">svc</text:span><text:line-break/><text:tab/>goedegep.demo.exe<text:tab/><text:tab/><text:tab/><text:tab/> goedegep.demo.exe<text:line-break/><text:tab/>goedegep.demo.fontsamples.guifx<text:tab/><text:tab/> goedegep.demo.fontsamples.<text:span text:style-name="T12">gui</text:span><text:line-break/><text:tab/>goedegep.demo.guifx<text:tab/><text:tab/><text:tab/><text:tab/> goedegep.demo.<text:span text:style-name="T12">gui</text:span><text:line-break/><text:tab/>goedegep.demo.jfx.editor<text:tab/><text:tab/><text:tab/>goedegep.demo.jfx.editor<text:span text:style-name="T12">. </text:span><text:span text:style-name="T13">svc</text:span><text:line-break/><text:tab/>goedegep.demo.jfx.editor.step1<text:tab/><text:tab/>goedegep.demo.jfx.editor.step1<text:span text:style-name="T12">.gui</text:span><text:line-break/><text:tab/>goedegep.demo.jfx.eobjecttreeview.guifx<text:tab/>goedegep.demo.jfx.eobjecttreeview<text:span text:style-name="T12">.gui<text:line-break/></text:span><text:span text:style-name="T14"><text:tab/>goedegep.demo.jfx.objectcontrols.guifx<text:tab/>goedegep.demo.jfx.</text:span><text:span text:style-name="T12">editorcontrols.gui</text:span><text:span text:style-name="T14"><text:line-break/><text:tab/>goedegep.demo.jfx.resources.guifx<text:tab/><text:tab/>goedegep.demo.jfx.resources.</text:span><text:span text:style-name="T12">gui</text:span><text:span text:style-name="T14"><text:line-break/><text:tab/>goedegep.demo.jfx.xtree.guifx<text:tab/><text:tab/><text:tab/>goedegep.demo.jfx.xtree.</text:span><text:span text:style-name="T12">gui</text:span><text:span text:style-name="T14"><text:line-break/></text:span><text:span text:style-name="T15">goedegep.demo.exe<text:tab/><text:tab/><text:tab/><text:tab/>Delete</text:span><text:span text:style-name="T14"><text:line-break/></text:span><text:span text:style-name="T15">goedegep.events.app<text:tab/><text:tab/><text:tab/><text:tab/>goedegep.events</text:span><text:span text:style-name="T14"><text:line-break/><text:tab/>goedegep.events.app<text:tab/><text:tab/><text:tab/><text:tab/>goedegep.events.app<text:line-break/><text:tab/>…<text:tab/><text:tab/><text:tab/><text:tab/><text:tab/><text:tab/>goedegep.events.logic<text:line-break/><text:tab/>goedegep.events.app.guifx<text:tab/><text:tab/><text:tab/>goedegep.</text:span><text:span text:style-name="T12">events.gui</text:span><text:span text:style-name="T14"><text:line-break/></text:span><text:span text:style-name="T15">goedegep.events.exe<text:tab/><text:tab/><text:tab/><text:tab/>Delete</text:span><text:span text:style-name="T14"><text:line-break/>goedegep.events.model<text:tab/><text:tab/><text:tab/>goedegep.events.model<text:line-break/></text:span><text:span text:style-name="T15">goedegep.finan.app<text:tab/><text:tab/><text:tab/><text:tab/>goedegep.finan</text:span><text:span text:style-name="T14"><text:line-break/><text:tab/>goedegep.finan.app<text:tab/><text:tab/><text:tab/><text:tab/>goedegep.finan.app<text:line-break/><text:tab/>goedegep.finan.guifx<text:tab/><text:tab/><text:tab/><text:tab/>goedegep.finan.</text:span><text:span text:style-name="T12">gui</text:span><text:span text:style-name="T14"><text:line-break/><text:tab/>goedegep.finan.investmentinsurances<text:tab/><text:tab/>goedegep.finan.investmentinsurances.</text:span><text:span text:style-name="T12">logic</text:span><text:span text:style-name="T14"><text:tab/>goedegep.finan.investmentinsurances.guifx<text:tab/>goedegep.finan.investmentinsurances.gui<text:tab/>goedegep.finan.jobappointment<text:tab/></text:span><text:span text:style-name="T12">goedegep.finan. jobappointment.app<text:line-break/><text:tab/><text:tab/><text:tab/><text:tab/><text:tab/><text:tab/>goedegep.finan. jobappointment.logic</text:span><text:span text:style-name="T14"><text:line-break/><text:tab/>goedegep.finan.jobappointment.guifx<text:tab/>goedegep.finan. jobappointment.</text:span><text:span text:style-name="T12">gui</text:span><text:span text:style-name="T14"><text:line-break/><text:tab/>goedegep.finan.mortgage<text:tab/><text:tab/>goedegep.finan.</text:span><text:span text:style-name="T12">mortgage.app</text:span><text:span text:style-name="T14"><text:line-break/><text:tab/><text:tab/><text:tab/><text:tab/><text:tab/><text:tab/>goedegep.finan.mortgage.logix<text:line-break/><text:tab/>goedegep.finan.mortgage.guifx<text:tab/><text:tab/>goedegep.finan</text:span><text:span text:style-name="T12">.</text:span><text:span text:style-name="T14">mortgage.gui<text:line-break/><text:tab/>goedegep.finan.pensioen.nn<text:tab/><text:tab/>??<text:line-break/></text:span><text:span text:style-name="T15">goedegep.finan.apptest<text:tab/><text:tab/><text:tab/>goedegep.finantest</text:span><text:span text:style-name="T14">, maar kan misschien gewoon weg<text:line-break/></text:span><text:span text:style-name="T15">goedegep.finan.exe<text:tab/><text:tab/><text:tab/><text:tab/>Delete</text:span><text:span text:style-name="T14"><text:line-break/></text:span><text:span text:style-name="T15">goedegep.finan.investmentinsurance.model<text:tab/>goedegep.finan.investmentinsurance.model</text:span><text:span text:style-name="T14"><text:line-break/></text:span><text:span text:style-name="T15">goedegep.finan.jobappointment.model<text:tab/><text:tab/>goedegep.finan.jobappointment.model<text:line-break/>goedegep.finan.mortgage.model<text:tab/><text:tab/>goedegep.finan.mortgage.model<text:line-break/>goedegep.gpx.app<text:tab/><text:tab/><text:tab/><text:tab/>goedegep.gpxeditor</text:span><text:span text:style-name="T14"><text:line-break/><text:tab/>goedegep.gpx.app<text:tab/><text:tab/><text:tab/><text:tab/>goedegep.gpxeditor. </text:span><text:span text:style-name="T13">svc</text:span><text:span text:style-name="T14"><text:line-break/><text:tab/><text:tab/><text:tab/><text:tab/><text:tab/><text:tab/><text:tab/>goedegep.gpxeditor.logic<text:line-break/><text:tab/><text:tab/><text:tab/><text:tab/><text:tab/><text:tab/><text:tab/>goedegep.gpxeditor.gui<text:line-break/><text:tab/>goedegep.gpx.app.guifx<text:tab/><text:tab/><text:tab/>goedegep.gpxeditor.gui<text:line-break/></text:span><text:span text:style-name="T15">goedegep.gpx.exe<text:tab/><text:tab/><text:tab/><text:tab/>Delete</text:span><text:span text:style-name="T14"><text:line-break/></text:span><text:span text:style-name="T15">goedegep.invandprop.app<text:tab/><text:tab/><text:tab/>goedegep.</text:span><text:span text:style-name="T16">invandprop</text:span><text:span text:style-name="T14"><text:line-break/></text:span><text:soft-page-break/><text:span text:style-name="T14"><text:tab/>goedegep.invandprop.app<text:tab/><text:tab/><text:tab/>goedegep.invandprop. </text:span><text:span text:style-name="T13">svc</text:span><text:span text:style-name="T14"><text:line-break/><text:tab/><text:tab/><text:tab/><text:tab/><text:tab/><text:tab/><text:tab/></text:span><text:span text:style-name="T12">goedegep.invandprop.logic</text:span><text:span text:style-name="T14"><text:line-break/><text:tab/>goedegep.invandprop.app.guifx<text:tab/><text:tab/>goedegep.invandprop.</text:span><text:span text:style-name="T12">gui</text:span><text:span text:style-name="T14"><text:line-break/></text:span><text:span text:style-name="T15">goedegep.invandprop.exe<text:tab/><text:tab/><text:tab/><text:tab/>Delete</text:span><text:span text:style-name="T14"><text:line-break/></text:span><text:span text:style-name="T15">goedegep.invandprop.model<text:tab/><text:tab/><text:tab/>goedegep.invandprop.model<text:line-break/>goedegep.markdown.app<text:tab/><text:tab/><text:tab/>goedegep.markdowneditor (is nu nog alleen viewer)<text:line-break/></text:span><text:span text:style-name="T17"><text:tab/>goedegep.markdown.app<text:tab/><text:tab/><text:tab/>goedegep.</text:span><text:span text:style-name="T15">markdowneditor</text:span><text:span text:style-name="T17">. </text:span><text:span text:style-name="T18">svc</text:span><text:span text:style-name="T17"><text:line-break/><text:tab/><text:tab/><text:tab/><text:tab/><text:tab/><text:tab/><text:tab/>goedegep.markdowneditor.logic<text:line-break/><text:tab/>goedegep.markdown.app.guifx<text:tab/><text:tab/><text:tab/>goedegep.markdowneditor.gui<text:line-break/></text:span><text:span text:style-name="T19">goedegep.markdown.exe<text:tab/><text:tab/><text:tab/>Delete</text:span><text:span text:style-name="T15"><text:line-break/>goedegep.media.app<text:tab/><text:tab/><text:tab/><text:tab/>goedegep.media</text:span><text:line-break/><text:tab/>goedegep.media.app<text:tab/><text:tab/><text:tab/><text:tab/>goedegep.media. <text:span text:style-name="T13">svc</text:span><text:line-break/><text:tab/>goedegep.media.app.guifx<text:tab/><text:tab/><text:tab/>goedegep.media.gui<text:line-break/><text:tab/>goedegep.media.app.logix<text:tab/><text:tab/><text:tab/>goedegep.media.logic<text:line-break/>TODO refactor all media projects<text:line-break/><text:span text:style-name="T11">goedegep.myworld.common<text:tab/><text:tab/><text:tab/>goedegep.myworld.common</text:span><text:line-break/><text:tab/> goedegep.myworld.common<text:tab/><text:tab/><text:tab/> goedegep.myworld.common<text:line-break/><text:span text:style-name="T11">goedegep.pctools<text:tab/><text:tab/><text:tab/><text:tab/>goedegep.pctools</text:span><text:line-break/><text:tab/>goedegep.pctools.app<text:tab/><text:tab/><text:tab/><text:tab/>goedegep.pctools. <text:span text:style-name="T13">svc</text:span><text:line-break/><text:tab/>goedegep.pctools.app.guifx<text:tab/><text:tab/><text:tab/>goedegep.pctools.<text:span text:style-name="T12">gui</text:span><text:line-break/><text:tab/>goedegep.pctools.app.logic<text:tab/><text:tab/><text:tab/>goedegep.pctools.logic<text:line-break/><text:tab/>goedegep.pctools.filefinder.guifx<text:tab/><text:tab/>goedegep.pctools.filefinder.gui<text:line-break/><text:tab/>goedegep.pctools.filefinder.logic<text:tab/><text:tab/>goedegep.pctools.filefinder.logic<text:line-break/><text:tab/>goedegep.pctools.filescontrolled.guifx<text:tab/><text:tab/>goedegep.pctools. filescontrolled.gui<text:line-break/><text:tab/>goedegep.pctools.filescontrolled.types<text:tab/><text:tab/>Can this go to logic?<text:line-break/><text:span text:style-name="T11">goedegep.pctools.exe<text:tab/><text:tab/><text:tab/><text:tab/>Delete</text:span><text:line-break/><text:span text:style-name="T11">goedegep.pctools.model<text:tab/><text:tab/><text:tab/><text:tab/>goedegep.pctools.model</text:span><text:line-break/><text:span text:style-name="T11">goedegep.pctoolstest<text:tab/><text:tab/><text:tab/><text:tab/>goedegep.pctoolstest</text:span><text:line-break/><text:span text:style-name="T11">goedegep.poi.app<text:tab/><text:tab/><text:tab/><text:tab/>goedegep.poi<text:line-break/>goedegep.rolodex.app<text:tab/><text:tab/><text:tab/><text:tab/>goedegep.rolodex<text:line-break/>goedegep.rolodex.exe<text:tab/><text:tab/><text:tab/><text:tab/>Delete<text:line-break/>goedegep.rolodex.model<text:tab/><text:tab/><text:tab/>goedegep.rolodex.model<text:line-break/></text:span><text:line-break/></text:p>
      <text:p text:style-name="P5" loext:marker-style-name="T3"/>
      <text:p text:style-name="P18"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draw:gradient draw:name="Gradient_20_1" draw:display-name="Gradient 1" draw:style="linear" draw:start-color="#c1dae4" draw:end-color="#eef4f7" draw:start-intensity="100%" draw:end-intensity="100%" draw:angle="180deg" draw:border="0%">
      <loext:gradient-stop svg:offset="0" loext:color-type="rgb" loext:color-value="#c1dae4"/>
      <loext:gradient-stop svg:offset="0.35" loext:color-type="rgb" loext:color-value="#d3e4eb"/>
      <loext:gradient-stop svg:offset="1" loext:color-type="rgb" loext:color-value="#eef4f7"/>
    </draw:gradient>
    <draw:marker draw:name="msArrowEnd_20_5" draw:display-name="msArrowEnd 5" svg:viewBox="0 0 300 300" svg:d="M150 0l150 300h-300z"/>
    <draw:marker draw:name="msArrowOpenEnd_20_5_20_0" draw:display-name="msArrowOpenEnd 5 0" svg:viewBox="0 0 350 350" svg:d="M175 0l175 344-6 6-166-331v331h-7v-331l-166 331-5-6z"/>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nl" fo:country="N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Calibri" fo:font-size="11pt" fo:language="nl" fo:country="N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fo:hyphenation-keep="page" loext:hyphenation-keep-type="column" loext:hyphenation-keep-line="false" style:writing-mode="lr-tb"/>
      <style:text-properties style:use-window-font-color="true" loext:opacity="0%" style:font-name="Calibri" fo:font-family="Calibri" style:font-family-generic="roman" style:font-pitch="variable" fo:font-size="11pt" fo:language="nl" fo:country="NL"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Kop_20_1_20_Char" style:default-outline-level="1" style:class="chapter">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Kop_20_2_20_Char" style:default-outline-level="2" style:class="chapter">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Kop_20_3_20_Char" style:default-outline-level="3" style:class="chapter">
      <style:paragraph-properties fo:margin-top="0.071cm" fo:margin-bottom="0cm" style:contextual-spacing="false" fo:keep-together="always" fo:keep-with-next="always"/>
      <style:text-properties fo:color="#243f60" loext:opacity="100%"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Kop_20_4_20_Char" style:default-outline-level="4" style:class="chapter">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Kop_20_5_20_Char" style:default-outline-level="5" style:class="chapter">
      <style:paragraph-properties fo:margin-top="0.071cm" fo:margin-bottom="0cm" style:contextual-spacing="false" fo:keep-together="always" fo:keep-with-next="always"/>
      <style:text-properties fo:color="#365f91"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Kop_20_6_20_Char" style:default-outline-level="6" style:class="chapter">
      <style:paragraph-properties fo:margin-top="0.071cm" fo:margin-bottom="0cm"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Kop_20_7_20_Char" style:default-outline-level="7" style:class="chapter">
      <style:paragraph-properties fo:margin-top="0.071cm" fo:margin-bottom="0cm" style:contextual-spacing="false" fo:keep-together="always" fo:keep-with-next="always"/>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Kop_20_8_20_Char" style:default-outline-level="8" style:class="chapter">
      <style:paragraph-properties fo:margin-top="0.071cm" fo:margin-bottom="0cm" style:contextual-spacing="false" fo:keep-together="always" fo:keep-with-next="always"/>
      <style:text-properties fo:color="#272727" loext:opacity="100%" style:font-name="Cambria" fo:font-family="Cambria"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Kop_20_9_20_Char" style:default-outline-level="9" style:class="chapter">
      <style:paragraph-properties fo:margin-top="0.071cm" fo:margin-bottom="0cm" style:contextual-spacing="false" fo:keep-together="always" fo:keep-with-next="always"/>
      <style:text-properties fo:color="#272727" loext:opacity="100%" style:font-name="Cambria" fo:font-family="Cambria"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Kop"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List_20_Paragraph" style:display-name="List Paragraph" style:family="paragraph" style:parent-style-name="Standard">
      <style:paragraph-properties fo:margin-left="1.27cm" fo:margin-top="0cm" fo:margin-bottom="0.353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style:text-properties fo:font-size="16pt" fo:font-weight="normal" style:font-size-asian="16pt" style:language-asian="nl" style:country-asian="NL" style:font-weight-asian="normal" style:font-size-complex="16pt" style:font-weight-complex="normal"/>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Frame-inhoud" style:family="paragraph" style:parent-style-name="Standard"/>
    <style:style style:name="Default_20_Paragraph_20_Font" style:display-name="Default Paragraph Font" style:family="text"/>
    <style:style style:name="Kop_20_1_20_Char" style:display-name="Kop 1 Char" style:family="text" style:parent-style-name="Default_20_Paragraph_20_Font">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Kop_20_2_20_Char" style:display-name="Kop 2 Char" style:family="text" style:parent-style-name="Default_20_Paragraph_20_Font">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Kop_20_3_20_Char" style:display-name="Kop 3 Char" style:family="text" style:parent-style-name="Default_20_Paragraph_20_Font">
      <style:text-properties fo:color="#243f60" loext:opacity="100%"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Kop_20_4_20_Char" style:display-name="Kop 4 Char" style:family="text" style:parent-style-name="Default_20_Paragraph_20_Font">
      <style:text-properties fo:color="#365f91"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Kop_20_5_20_Char" style:display-name="Kop 5 Char" style:family="text" style:parent-style-name="Default_20_Paragraph_20_Font">
      <style:text-properties fo:color="#365f91"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Kop_20_6_20_Char" style:display-name="Kop 6 Char" style:family="text" style:parent-style-name="Default_20_Paragraph_20_Font">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Kop_20_7_20_Char" style:display-name="Kop 7 Char" style:family="text" style:parent-style-name="Default_20_Paragraph_20_Font">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Kop_20_8_20_Char" style:display-name="Kop 8 Char" style:family="text" style:parent-style-name="Default_20_Paragraph_20_Font">
      <style:text-properties fo:color="#272727" loext:opacity="100%" style:font-name="Cambria" fo:font-family="Cambria"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loext:char-complex-color loext:theme-type="dark1" loext:color-type="theme">
          <loext:transformation loext:type="tint" loext:value="1529"/>
        </loext:char-complex-color>
      </style:text-properties>
    </style:style>
    <style:style style:name="Kop_20_9_20_Char" style:display-name="Kop 9 Char" style:family="text" style:parent-style-name="Default_20_Paragraph_20_Font">
      <style:text-properties fo:color="#272727" loext:opacity="100%" style:font-name="Cambria" fo:font-family="Cambria"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Index_20_Link" style:display-name="Index Link" style:family="text"/>
    <style:style style:name="Indexkoppeling"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8-30T17:14:00</meta:creation-date>
    <meta:initial-creator>Peter Goedegebure</meta:initial-creator>
    <dc:language>nl-NL</dc:language>
    <dc:date>2026-01-23T16:15:31.978422700</dc:date>
    <meta:editing-cycles>52</meta:editing-cycles>
    <meta:editing-duration>P3DT7H11M58S</meta:editing-duration>
    <meta:generator>LibreOffice/25.8.3.2$Windows_X86_64 LibreOffice_project/8ca8d55c161d602844f5428fa4b58097424e324e</meta:generator>
    <meta:document-statistic meta:table-count="0" meta:image-count="0" meta:object-count="0" meta:page-count="7" meta:paragraph-count="96" meta:word-count="735" meta:character-count="7545" meta:non-whitespace-character-count="6698"/>
    <meta:user-defined meta:name="AppVersion">15.0000</meta:user-defined>
    <meta:template xlink:type="simple" xlink:actuate="onRequest" xlink:title="Normal.dotm" xlink:href=""/>
  </office:meta>
</office:document-meta>
</file>